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1.72cm"/>
    </style:style>
    <style:style style:name="co89" style:family="table-column">
      <style:table-column-properties fo:break-before="auto" style:column-width="1.692cm"/>
    </style:style>
    <style:style style:name="co53" style:family="table-column">
      <style:table-column-properties fo:break-before="auto" style:column-width="1.997cm"/>
    </style:style>
    <style:style style:name="co54" style:family="table-column">
      <style:table-column-properties fo:break-before="auto" style:column-width="2.94cm"/>
    </style:style>
    <style:style style:name="co55" style:family="table-column">
      <style:table-column-properties fo:break-before="auto" style:column-width="1.332cm"/>
    </style:style>
    <style:style style:name="co57" style:family="table-column">
      <style:table-column-properties fo:break-before="auto" style:column-width="1.109cm"/>
    </style:style>
    <style:style style:name="co58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1" style:family="table-column">
      <style:table-column-properties fo:break-before="auto" style:column-width="0.748cm"/>
    </style:style>
    <style:style style:name="co62" style:family="table-column">
      <style:table-column-properties fo:break-before="auto" style:column-width="2.275cm"/>
    </style:style>
    <style:style style:name="co63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3" style:family="table-column">
      <style:table-column-properties fo:break-before="auto" style:column-width="2.441cm"/>
    </style:style>
    <style:style style:name="co74" style:family="table-column">
      <style:table-column-properties fo:break-before="auto" style:column-width="1.386cm"/>
    </style:style>
    <style:style style:name="co75" style:family="table-column">
      <style:table-column-properties fo:break-before="auto" style:column-width="2.969cm"/>
    </style:style>
    <style:style style:name="co76" style:family="table-column">
      <style:table-column-properties fo:break-before="auto" style:column-width="3.718cm"/>
    </style:style>
    <style:style style:name="co77" style:family="table-column">
      <style:table-column-properties fo:break-before="auto" style:column-width="3.163cm"/>
    </style:style>
    <style:style style:name="co78" style:family="table-column">
      <style:table-column-properties fo:break-before="auto" style:column-width="1.663cm"/>
    </style:style>
    <style:style style:name="co79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49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6" style:family="table-column">
      <style:table-column-properties fo:break-before="auto" style:column-width="1.138cm"/>
    </style:style>
    <style:style style:name="co87" style:family="table-column">
      <style:table-column-properties fo:break-before="auto" style:column-width="3.856cm"/>
    </style:style>
    <style:style style:name="co90" style:family="table-column">
      <style:table-column-properties fo:break-before="auto" style:column-width="4.272cm"/>
    </style:style>
    <style:style style:name="co91" style:family="table-column">
      <style:table-column-properties fo:break-before="auto" style:column-width="1.498cm"/>
    </style:style>
    <style:style style:name="co60" style:family="table-column">
      <style:table-column-properties fo:break-before="auto" style:column-width="4.135cm"/>
    </style:style>
    <style:style style:name="co65" style:family="table-column">
      <style:table-column-properties fo:break-before="auto" style:column-width="0.804cm"/>
    </style:style>
    <style:style style:name="co66" style:family="table-column">
      <style:table-column-properties fo:break-before="auto" style:column-width="1.914cm"/>
    </style:style>
    <style:style style:name="co68" style:family="table-column">
      <style:table-column-properties fo:break-before="auto" style:column-width="3.69cm"/>
    </style:style>
    <style:style style:name="co69" style:family="table-column">
      <style:table-column-properties fo:break-before="auto" style:column-width="0.915cm"/>
    </style:style>
    <style:style style:name="co70" style:family="table-column">
      <style:table-column-properties fo:break-before="auto" style:column-width="1.774cm"/>
    </style:style>
    <style:style style:name="co71" style:family="table-column">
      <style:table-column-properties fo:break-before="auto" style:column-width="6.188cm"/>
    </style:style>
    <style:style style:name="co72" style:family="table-column">
      <style:table-column-properties fo:break-before="auto" style:column-width="4.189cm"/>
    </style:style>
    <style:style style:name="co81" style:family="table-column">
      <style:table-column-properties fo:break-before="auto" style:column-width="2.413cm"/>
    </style:style>
    <style:style style:name="co82" style:family="table-column">
      <style:table-column-properties fo:break-before="auto" style:column-width="3.801cm"/>
    </style:style>
    <style:style style:name="co83" style:family="table-column">
      <style:table-column-properties fo:break-before="auto" style:column-width="0.61cm"/>
    </style:style>
    <style:style style:name="co84" style:family="table-column">
      <style:table-column-properties fo:break-before="auto" style:column-width="2.581cm"/>
    </style:style>
    <style:style style:name="co85" style:family="table-column">
      <style:table-column-properties fo:break-before="auto" style:column-width="2.997cm"/>
    </style:style>
    <style:style style:name="co92" style:family="table-column">
      <style:table-column-properties fo:break-before="auto" style:column-width="1.803cm"/>
    </style:style>
    <style:style style:name="co93" style:family="table-column">
      <style:table-column-properties fo:break-before="auto" style:column-width="2.302cm"/>
    </style:style>
    <style:style style:name="co94" style:family="table-column">
      <style:table-column-properties fo:break-before="auto" style:column-width="2.718cm"/>
    </style:style>
    <style:style style:name="co95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9999"/>
      <style:text-properties fo:color="#cccccc"/>
    </style:style>
    <style:style style:name="ce117" style:family="table-cell" style:parent-style-name="Default">
      <style:table-cell-properties fo:background-color="transparent"/>
      <style:text-properties fo:color="#cccccc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98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5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5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1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5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9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3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6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7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8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0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1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5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6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03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05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13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14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24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0" table:default-cell-style-name="Default"/>
        <table:table-column table:style-name="co65" table:default-cell-style-name="ce4"/>
        <table:table-column table:style-name="co66" table:default-cell-style-name="ce4"/>
        <table:table-column table:style-name="co49" table:default-cell-style-name="ce4"/>
        <table:table-column table:style-name="co30" table:default-cell-style-name="ce4"/>
        <table:table-column table:style-name="co68" table:default-cell-style-name="ce51"/>
        <table:table-column table:style-name="co69" table:number-columns-repeated="4" table:default-cell-style-name="ce58"/>
        <table:table-column table:style-name="co70" table:number-columns-repeated="2" table:default-cell-style-name="ce66"/>
        <table:table-column table:style-name="co66" table:default-cell-style-name="ce66"/>
        <table:table-column table:style-name="co37" table:default-cell-style-name="ce70"/>
        <table:table-column table:style-name="co35" table:default-cell-style-name="ce70"/>
        <table:table-column table:style-name="co67" table:default-cell-style-name="ce76"/>
        <table:table-column table:style-name="co71" table:default-cell-style-name="ce83"/>
        <table:table-column table:style-name="co72" table:default-cell-style-name="ce4"/>
        <table:table-column table:style-name="co81" table:default-cell-style-name="ce4"/>
        <table:table-column table:style-name="co13" table:default-cell-style-name="ce4"/>
        <table:table-column table:style-name="co14" table:default-cell-style-name="ce4"/>
        <table:table-column table:style-name="co82" table:default-cell-style-name="ce4"/>
        <table:table-column table:style-name="co83" table:number-columns-repeated="5" table:default-cell-style-name="ce122"/>
        <table:table-column table:style-name="co69" table:number-columns-repeated="4" table:default-cell-style-name="ce58"/>
        <table:table-column table:style-name="co83" table:default-cell-style-name="Default"/>
        <table:table-column table:style-name="co13" table:number-columns-repeated="992" table:default-cell-style-name="ce4"/>
        <table:table-row table:style-name="ro4">
          <table:table-cell table:style-name="ce44" office:value-type="string">
            <text:p>ID</text:p>
          </table:table-cell>
          <table:table-cell table:style-name="ce44" office:value-type="string">
            <text:p>Deactivate</text:p>
          </table:table-cell>
          <table:table-cell table:style-name="ce44" office:value-type="string">
            <text:p>Character_ID</text:p>
          </table:table-cell>
          <table:table-cell table:style-name="ce44" office:value-type="string">
            <text:p>Action_ID</text:p>
          </table:table-cell>
          <table:table-cell table:style-name="ce44" office:value-type="string">
            <text:p>Call_Script</text:p>
          </table:table-cell>
          <table:table-cell table:style-name="ce49" office:value-type="string">
            <text:p>If_Expression</text:p>
          </table:table-cell>
          <table:table-cell table:style-name="ce56" office:value-type="string">
            <text:p>Target_Character</text:p>
          </table:table-cell>
          <table:table-cell table:style-name="ce56" office:value-type="string">
            <text:p>Target_Scene</text:p>
          </table:table-cell>
          <table:table-cell table:style-name="ce56" office:value-type="string">
            <text:p>Target_ObjGroup</text:p>
          </table:table-cell>
          <table:table-cell table:style-name="ce56" office:value-type="string">
            <text:p>Target_Object</text:p>
          </table:table-cell>
          <table:table-cell table:style-name="ce65" office:value-type="string">
            <text:p>Walk_Scene</text:p>
          </table:table-cell>
          <table:table-cell table:style-name="ce65" office:value-type="string">
            <text:p>Walk_Colour</text:p>
          </table:table-cell>
          <table:table-cell table:style-name="ce65" office:value-type="string">
            <text:p>Hover_Text</text:p>
          </table:table-cell>
          <table:table-cell table:style-name="ce69" office:value-type="string">
            <text:p>Dialogue_Speaker</text:p>
          </table:table-cell>
          <table:table-cell table:style-name="ce69" office:value-type="string">
            <text:p>Dialogue_Emotion</text:p>
          </table:table-cell>
          <table:table-cell table:style-name="ce74" office:value-type="string">
            <text:p>Dialogue_Duration</text:p>
          </table:table-cell>
          <table:table-cell table:style-name="ce82" office:value-type="string">
            <text:p>Dialogue_Line</text:p>
          </table:table-cell>
          <table:table-cell table:style-name="ce86" office:value-type="string">
            <text:p>Set_Column</text:p>
          </table:table-cell>
          <table:table-cell table:style-name="ce86" office:value-type="string">
            <text:p>Set_Tab</text:p>
          </table:table-cell>
          <table:table-cell table:style-name="ce86" office:value-type="string">
            <text:p>Set_Value</text:p>
          </table:table-cell>
          <table:table-cell table:style-name="ce105" office:value-type="string">
            <text:p>Filter_Column</text:p>
          </table:table-cell>
          <table:table-cell table:style-name="ce105" office:value-type="string">
            <text:p>Filter_Value</text:p>
          </table:table-cell>
          <table:table-cell table:style-name="ce114" office:value-type="string">
            <text:p>Remove_Target</text:p>
          </table:table-cell>
          <table:table-cell table:style-name="ce114" office:value-type="string">
            <text:p>Remove_Target2</text:p>
          </table:table-cell>
          <table:table-cell table:style-name="ce114" office:value-type="string">
            <text:p>Add_To_Inventory</text:p>
          </table:table-cell>
          <table:table-cell table:style-name="ce114" office:value-type="string">
            <text:p>Refresh</text:p>
          </table:table-cell>
          <table:table-cell table:style-name="ce114" office:value-type="string">
            <text:p>Wait_Seconds</text:p>
          </table:table-cell>
          <table:table-cell table:style-name="ce56" office:value-type="string">
            <text:p>Target2_Character</text:p>
          </table:table-cell>
          <table:table-cell table:style-name="ce56" office:value-type="string">
            <text:p>Target2_Scene</text:p>
          </table:table-cell>
          <table:table-cell table:style-name="ce56" office:value-type="string">
            <text:p>Target2_ObjGroup</text:p>
          </table:table-cell>
          <table:table-cell table:style-name="ce56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5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46" office:value-type="string">
            <text:p>intro</text:p>
          </table:table-cell>
          <table:table-cell table:style-name="ce46"/>
          <table:table-cell table:style-name="ce46" table:content-validation-name="val1"/>
          <table:table-cell table:style-name="ce46" table:content-validation-name="val2"/>
          <table:table-cell table:style-name="ce46"/>
          <table:table-cell table:style-name="ce54"/>
          <table:table-cell table:style-name="ce60" table:content-validation-name="val3"/>
          <table:table-cell table:content-validation-name="val4"/>
          <table:table-cell table:content-validation-name="val6"/>
          <table:table-cell table:style-name="ce60"/>
          <table:table-cell table:content-validation-name="val8"/>
          <table:table-cell table:style-name="ce68" table:number-columns-repeated="2"/>
          <table:table-cell table:style-name="ce71" table:content-validation-name="val9" office:value-type="string">
            <text:p>fire</text:p>
          </table:table-cell>
          <table:table-cell table:style-name="ce71" table:content-validation-name="val10"/>
          <table:table-cell table:style-name="ce77" office:value-type="percentage" office:value="0.75">
            <text:p>75%</text:p>
          </table:table-cell>
          <table:table-cell table:style-name="ce84" office:value-type="string">
            <text:p>Ten years ago,</text:p>
          </table:table-cell>
          <table:table-cell table:style-name="ce88" table:number-columns-repeated="3"/>
          <table:table-cell table:style-name="ce107" table:number-columns-repeated="2"/>
          <table:table-cell table:style-name="ce123" table:number-columns-repeated="5"/>
          <table:table-cell table:style-name="ce60" table:content-validation-name="val3"/>
          <table:table-cell table:content-validation-name="val4"/>
          <table:table-cell table:content-validation-name="val6"/>
          <table:table-cell table:style-name="ce60"/>
          <table:table-cell/>
          <table:table-cell table:style-name="ce46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table:style-name="ce78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87" office:value-type="string">
            <text:p>Audio_Volume_Db</text:p>
          </table:table-cell>
          <table:table-cell table:style-name="ce87" office:value-type="string">
            <text:p>Scenes</text:p>
          </table:table-cell>
          <table:table-cell table:style-name="ce87" office:value-type="float" office:value="-24">
            <text:p>-24</text:p>
          </table:table-cell>
          <table:table-cell table:style-name="ce106"/>
          <table:table-cell table:style-name="ce106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03" office:value-type="string">
            <text:p>Visible</text:p>
          </table:table-cell>
          <table:table-cell table:style-name="ce87" office:value-type="string">
            <text:p>Characters</text:p>
          </table:table-cell>
          <table:table-cell table:style-name="ce87" office:value-type="float" office:value="1">
            <text:p>1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03" office:value-type="string">
            <text:p>Animation_Current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idle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70~,~91</text:p>
          </table:table-cell>
          <table:table-cell table:style-name="ce106"/>
          <table:table-cell table:style-name="ce106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80~,~85</text:p>
          </table:table-cell>
          <table:table-cell table:style-name="ce106"/>
          <table:table-cell table:style-name="ce106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90~,~95</text:p>
          </table:table-cell>
          <table:table-cell table:style-name="ce106"/>
          <table:table-cell table:style-name="ce106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3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Current</text:p>
          </table:table-cell>
          <table:table-cell table:style-name="ce87" office:value-type="string">
            <text:p>Characters</text:p>
          </table:table-cell>
          <table:table-cell table:style-name="ce87" office:value-type="float" office:value="1">
            <text:p>1</text:p>
          </table:table-cell>
          <table:table-cell table:style-name="ce106"/>
          <table:table-cell table:style-name="ce106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7" office:value-type="string">
            <text:p>intro</text:p>
          </table:table-cell>
          <table:table-cell table:style-name="ce47"/>
          <table:table-cell table:style-name="ce47" table:content-validation-name="val1"/>
          <table:table-cell table:style-name="ce47" table:content-validation-name="val2"/>
          <table:table-cell table:style-name="ce47"/>
          <table:table-cell table:style-name="ce55"/>
          <table:table-cell table:style-name="ce61" table:content-validation-name="val3"/>
          <table:table-cell table:style-name="ce61" table:content-validation-name="val4"/>
          <table:table-cell table:style-name="ce61" table:content-validation-name="val6"/>
          <table:table-cell table:style-name="ce61"/>
          <table:table-cell table:style-name="ce67" table:content-validation-name="val8"/>
          <table:table-cell table:style-name="ce67" table:number-columns-repeated="2"/>
          <table:table-cell table:style-name="ce73" table:content-validation-name="val9"/>
          <table:table-cell table:style-name="ce73" table:content-validation-name="val10"/>
          <table:table-cell table:style-name="ce80"/>
          <table:table-cell table:style-name="ce85"/>
          <table:table-cell table:style-name="ce104" office:value-type="string">
            <text:p>Deactivate</text:p>
          </table:table-cell>
          <table:table-cell table:style-name="ce104" office:value-type="string">
            <text:p>Script</text:p>
          </table:table-cell>
          <table:table-cell table:style-name="ce104" office:value-type="float" office:value="1">
            <text:p>1</text:p>
          </table:table-cell>
          <table:table-cell table:style-name="ce113"/>
          <table:table-cell table:style-name="ce113" office:value-type="string">
            <text:p>fire-campfire-#ff00ff</text:p>
          </table:table-cell>
          <table:table-cell table:style-name="ce124" table:number-columns-repeated="5"/>
          <table:table-cell table:style-name="ce61" table:content-validation-name="val3"/>
          <table:table-cell table:style-name="ce61" table:content-validation-name="val4"/>
          <table:table-cell table:style-name="ce61" table:content-validation-name="val6"/>
          <table:table-cell table:style-name="ce61"/>
          <table:table-cell/>
          <table:table-cell table:style-name="ce47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numSticks + 1</text:p>
          </table:table-cell>
          <table:table-cell table:style-name="ce106"/>
          <table:table-cell table:style-name="ce10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numSticks + 1</text:p>
          </table:table-cell>
          <table:table-cell table:style-name="ce106"/>
          <table:table-cell table:style-name="ce10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2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3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4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5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6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7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6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5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4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3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2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1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7" office:value-type="string">
            <text:p>Audio_Filename</text:p>
          </table:table-cell>
          <table:table-cell table:style-name="ce87" office:value-type="string">
            <text:p>Scenes</text:p>
          </table:table-cell>
          <table:table-cell table:style-name="ce87" office:value-type="string">
            <text:p>Aitua-Gray-Forest-Trap</text:p>
          </table:table-cell>
          <table:table-cell table:style-name="ce106" office:value-type="string">
            <text:p>Label</text:p>
          </table:table-cell>
          <table:table-cell table:style-name="ce106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lost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Visible</text:p>
          </table:table-cell>
          <table:table-cell table:style-name="ce87" office:value-type="string">
            <text:p>Characters</text:p>
          </table:table-cell>
          <table:table-cell table:style-name="ce87" office:value-type="float" office:value="1">
            <text:p>1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5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72~,~57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queenTemp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87" office:value-type="string">
            <text:p>Faerie Queen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Label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65~,~65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queen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5]&amp;[.H255]&amp;[.I255]&amp;[.J255])&gt;0;[.C255]&amp;&quot;-&quot;&amp;[.D255]&amp;&quot;-&quot;&amp;[.G255]&amp;[.H255]&amp;[.I255]&amp;[.J255];[.C255]&amp;&quot;-&quot;&amp;[.K255]&amp;&quot;-&quot;&amp;[.L255])&amp;IF(LEN([.AB255]&amp;[.AC255]&amp;[.AD255]&amp;[.AE255])&gt;0;&quot;-&quot;&amp;[.AB255]&amp;[.AC255]&amp;[.AD255]&amp;[.AE2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6]&amp;[.H256]&amp;[.I256]&amp;[.J256])&gt;0;[.C256]&amp;&quot;-&quot;&amp;[.D256]&amp;&quot;-&quot;&amp;[.G256]&amp;[.H256]&amp;[.I256]&amp;[.J256];[.C256]&amp;&quot;-&quot;&amp;[.K256]&amp;&quot;-&quot;&amp;[.L256])&amp;IF(LEN([.AB256]&amp;[.AC256]&amp;[.AD256]&amp;[.AE256])&gt;0;&quot;-&quot;&amp;[.AB256]&amp;[.AC256]&amp;[.AD256]&amp;[.AE2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K257]&amp;&quot;-&quot;&amp;[.L257])&amp;IF(LEN([.AB257]&amp;[.AC257]&amp;[.AD257]&amp;[.AE257])&gt;0;&quot;-&quot;&amp;[.AB257]&amp;[.AC257]&amp;[.AD257]&amp;[.AE2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K258]&amp;&quot;-&quot;&amp;[.L258])&amp;IF(LEN([.AB258]&amp;[.AC258]&amp;[.AD258]&amp;[.AE258])&gt;0;&quot;-&quot;&amp;[.AB258]&amp;[.AC258]&amp;[.AD258]&amp;[.AE2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K259]&amp;&quot;-&quot;&amp;[.L259])&amp;IF(LEN([.AB259]&amp;[.AC259]&amp;[.AD259]&amp;[.AE259])&gt;0;&quot;-&quot;&amp;[.AB259]&amp;[.AC259]&amp;[.AD259]&amp;[.AE2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K260]&amp;&quot;-&quot;&amp;[.L260])&amp;IF(LEN([.AB260]&amp;[.AC260]&amp;[.AD260]&amp;[.AE260])&gt;0;&quot;-&quot;&amp;[.AB260]&amp;[.AC260]&amp;[.AD260]&amp;[.AE2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K261]&amp;&quot;-&quot;&amp;[.L261])&amp;IF(LEN([.AB261]&amp;[.AC261]&amp;[.AD261]&amp;[.AE261])&gt;0;&quot;-&quot;&amp;[.AB261]&amp;[.AC261]&amp;[.AD261]&amp;[.AE2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K262]&amp;&quot;-&quot;&amp;[.L262])&amp;IF(LEN([.AB262]&amp;[.AC262]&amp;[.AD262]&amp;[.AE262])&gt;0;&quot;-&quot;&amp;[.AB262]&amp;[.AC262]&amp;[.AD262]&amp;[.AE2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K263]&amp;&quot;-&quot;&amp;[.L263])&amp;IF(LEN([.AB263]&amp;[.AC263]&amp;[.AD263]&amp;[.AE263])&gt;0;&quot;-&quot;&amp;[.AB263]&amp;[.AC263]&amp;[.AD263]&amp;[.AE2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K264]&amp;&quot;-&quot;&amp;[.L264])&amp;IF(LEN([.AB264]&amp;[.AC264]&amp;[.AD264]&amp;[.AE264])&gt;0;&quot;-&quot;&amp;[.AB264]&amp;[.AC264]&amp;[.AD264]&amp;[.AE2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K265]&amp;&quot;-&quot;&amp;[.L265])&amp;IF(LEN([.AB265]&amp;[.AC265]&amp;[.AD265]&amp;[.AE265])&gt;0;&quot;-&quot;&amp;[.AB265]&amp;[.AC265]&amp;[.AD265]&amp;[.AE2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B266]&amp;[.AC266]&amp;[.AD266]&amp;[.AE266])&gt;0;&quot;-&quot;&amp;[.AB266]&amp;[.AC266]&amp;[.AD266]&amp;[.AE2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B267]&amp;[.AC267]&amp;[.AD267]&amp;[.AE267])&gt;0;&quot;-&quot;&amp;[.AB267]&amp;[.AC267]&amp;[.AD267]&amp;[.AE2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B268]&amp;[.AC268]&amp;[.AD268]&amp;[.AE268])&gt;0;&quot;-&quot;&amp;[.AB268]&amp;[.AC268]&amp;[.AD268]&amp;[.AE2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B269]&amp;[.AC269]&amp;[.AD269]&amp;[.AE269])&gt;0;&quot;-&quot;&amp;[.AB269]&amp;[.AC269]&amp;[.AD269]&amp;[.AE2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B270]&amp;[.AC270]&amp;[.AD270]&amp;[.AE270])&gt;0;&quot;-&quot;&amp;[.AB270]&amp;[.AC270]&amp;[.AD270]&amp;[.AE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B271]&amp;[.AC271]&amp;[.AD271]&amp;[.AE271])&gt;0;&quot;-&quot;&amp;[.AB271]&amp;[.AC271]&amp;[.AD271]&amp;[.AE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B272]&amp;[.AC272]&amp;[.AD272]&amp;[.AE272])&gt;0;&quot;-&quot;&amp;[.AB272]&amp;[.AC272]&amp;[.AD272]&amp;[.AE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B273]&amp;[.AC273]&amp;[.AD273]&amp;[.AE273])&gt;0;&quot;-&quot;&amp;[.AB273]&amp;[.AC273]&amp;[.AD273]&amp;[.AE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B274]&amp;[.AC274]&amp;[.AD274]&amp;[.AE274])&gt;0;&quot;-&quot;&amp;[.AB274]&amp;[.AC274]&amp;[.AD274]&amp;[.AE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B275]&amp;[.AC275]&amp;[.AD275]&amp;[.AE275])&gt;0;&quot;-&quot;&amp;[.AB275]&amp;[.AC275]&amp;[.AD275]&amp;[.AE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B276]&amp;[.AC276]&amp;[.AD276]&amp;[.AE276])&gt;0;&quot;-&quot;&amp;[.AB276]&amp;[.AC276]&amp;[.AD276]&amp;[.AE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B277]&amp;[.AC277]&amp;[.AD277]&amp;[.AE277])&gt;0;&quot;-&quot;&amp;[.AB277]&amp;[.AC277]&amp;[.AD277]&amp;[.AE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B278]&amp;[.AC278]&amp;[.AD278]&amp;[.AE278])&gt;0;&quot;-&quot;&amp;[.AB278]&amp;[.AC278]&amp;[.AD278]&amp;[.AE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B279]&amp;[.AC279]&amp;[.AD279]&amp;[.AE279])&gt;0;&quot;-&quot;&amp;[.AB279]&amp;[.AC279]&amp;[.AD279]&amp;[.AE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B280]&amp;[.AC280]&amp;[.AD280]&amp;[.AE280])&gt;0;&quot;-&quot;&amp;[.AB280]&amp;[.AC280]&amp;[.AD280]&amp;[.AE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B281]&amp;[.AC281]&amp;[.AD281]&amp;[.AE281])&gt;0;&quot;-&quot;&amp;[.AB281]&amp;[.AC281]&amp;[.AD281]&amp;[.AE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B282]&amp;[.AC282]&amp;[.AD282]&amp;[.AE282])&gt;0;&quot;-&quot;&amp;[.AB282]&amp;[.AC282]&amp;[.AD282]&amp;[.AE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B283]&amp;[.AC283]&amp;[.AD283]&amp;[.AE283])&gt;0;&quot;-&quot;&amp;[.AB283]&amp;[.AC283]&amp;[.AD283]&amp;[.AE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B284]&amp;[.AC284]&amp;[.AD284]&amp;[.AE284])&gt;0;&quot;-&quot;&amp;[.AB284]&amp;[.AC284]&amp;[.AD284]&amp;[.AE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B285]&amp;[.AC285]&amp;[.AD285]&amp;[.AE285])&gt;0;&quot;-&quot;&amp;[.AB285]&amp;[.AC285]&amp;[.AD285]&amp;[.AE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B286]&amp;[.AC286]&amp;[.AD286]&amp;[.AE286])&gt;0;&quot;-&quot;&amp;[.AB286]&amp;[.AC286]&amp;[.AD286]&amp;[.AE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B287]&amp;[.AC287]&amp;[.AD287]&amp;[.AE287])&gt;0;&quot;-&quot;&amp;[.AB287]&amp;[.AC287]&amp;[.AD287]&amp;[.AE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B288]&amp;[.AC288]&amp;[.AD288]&amp;[.AE288])&gt;0;&quot;-&quot;&amp;[.AB288]&amp;[.AC288]&amp;[.AD288]&amp;[.AE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B289]&amp;[.AC289]&amp;[.AD289]&amp;[.AE289])&gt;0;&quot;-&quot;&amp;[.AB289]&amp;[.AC289]&amp;[.AD289]&amp;[.AE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B290]&amp;[.AC290]&amp;[.AD290]&amp;[.AE290])&gt;0;&quot;-&quot;&amp;[.AB290]&amp;[.AC290]&amp;[.AD290]&amp;[.AE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B291]&amp;[.AC291]&amp;[.AD291]&amp;[.AE291])&gt;0;&quot;-&quot;&amp;[.AB291]&amp;[.AC291]&amp;[.AD291]&amp;[.AE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B292]&amp;[.AC292]&amp;[.AD292]&amp;[.AE292])&gt;0;&quot;-&quot;&amp;[.AB292]&amp;[.AC292]&amp;[.AD292]&amp;[.AE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B293]&amp;[.AC293]&amp;[.AD293]&amp;[.AE293])&gt;0;&quot;-&quot;&amp;[.AB293]&amp;[.AC293]&amp;[.AD293]&amp;[.AE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B294]&amp;[.AC294]&amp;[.AD294]&amp;[.AE294])&gt;0;&quot;-&quot;&amp;[.AB294]&amp;[.AC294]&amp;[.AD294]&amp;[.AE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B295]&amp;[.AC295]&amp;[.AD295]&amp;[.AE295])&gt;0;&quot;-&quot;&amp;[.AB295]&amp;[.AC295]&amp;[.AD295]&amp;[.AE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B296]&amp;[.AC296]&amp;[.AD296]&amp;[.AE296])&gt;0;&quot;-&quot;&amp;[.AB296]&amp;[.AC296]&amp;[.AD296]&amp;[.AE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B297]&amp;[.AC297]&amp;[.AD297]&amp;[.AE297])&gt;0;&quot;-&quot;&amp;[.AB297]&amp;[.AC297]&amp;[.AD297]&amp;[.AE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B298]&amp;[.AC298]&amp;[.AD298]&amp;[.AE298])&gt;0;&quot;-&quot;&amp;[.AB298]&amp;[.AC298]&amp;[.AD298]&amp;[.AE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B299]&amp;[.AC299]&amp;[.AD299]&amp;[.AE299])&gt;0;&quot;-&quot;&amp;[.AB299]&amp;[.AC299]&amp;[.AD299]&amp;[.AE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B300]&amp;[.AC300]&amp;[.AD300]&amp;[.AE300])&gt;0;&quot;-&quot;&amp;[.AB300]&amp;[.AC300]&amp;[.AD300]&amp;[.AE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B301]&amp;[.AC301]&amp;[.AD301]&amp;[.AE301])&gt;0;&quot;-&quot;&amp;[.AB301]&amp;[.AC301]&amp;[.AD301]&amp;[.AE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B302]&amp;[.AC302]&amp;[.AD302]&amp;[.AE302])&gt;0;&quot;-&quot;&amp;[.AB302]&amp;[.AC302]&amp;[.AD302]&amp;[.AE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B303]&amp;[.AC303]&amp;[.AD303]&amp;[.AE303])&gt;0;&quot;-&quot;&amp;[.AB303]&amp;[.AC303]&amp;[.AD303]&amp;[.AE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B304]&amp;[.AC304]&amp;[.AD304]&amp;[.AE304])&gt;0;&quot;-&quot;&amp;[.AB304]&amp;[.AC304]&amp;[.AD304]&amp;[.AE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B305]&amp;[.AC305]&amp;[.AD305]&amp;[.AE305])&gt;0;&quot;-&quot;&amp;[.AB305]&amp;[.AC305]&amp;[.AD305]&amp;[.AE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B306]&amp;[.AC306]&amp;[.AD306]&amp;[.AE306])&gt;0;&quot;-&quot;&amp;[.AB306]&amp;[.AC306]&amp;[.AD306]&amp;[.AE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48" table:number-columns-repeated="14"/>
          <table:table-cell table:style-name="ce81"/>
          <table:table-cell table:style-name="ce48" table:number-columns-repeated="6"/>
          <table:table-cell table:style-name="ce127" table:number-columns-repeated="5"/>
          <table:table-cell table:style-name="ce48" table:number-columns-repeated="4"/>
          <table:table-cell table:number-columns-repeated="993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8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9" table:number-columns-repeated="2" table:default-cell-style-name="ce59"/>
        <table:table-column table:style-name="co13" table:number-columns-repeated="100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21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18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number-columns-repeated="3" table:style-name="ce118" office:value-type="float" office:value="1">
            <text:p>1</text:p>
          </table:table-cell>
          <table:table-cell table:style-name="ce118"/>
          <table:table-cell table:style-name="ce102"/>
          <table:table-cell table:style-name="ce120" office:value-type="string">
            <text:p>TEMP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8" office:value-type="string">
            <text:p>walk</text:p>
          </table:table-cell>
          <table:table-cell table:style-name="ce117" office:value-type="string">
            <text:p>Walk to</text:p>
          </table:table-cell>
          <table:table-cell table:style-name="ce117" office:value-type="string">
            <text:p>DEFAULT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7" table:number-columns-repeated="3"/>
          <table:table-cell table:style-name="ce119" table:number-columns-repeated="2"/>
          <table:table-cell table:style-name="ce117" table:number-columns-repeated="1007"/>
        </table:table-row>
        <table:table-row table:style-name="ro2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5"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18"/>
          <table:table-cell table:style-name="ce118" office:value-type="float" office:value="180">
            <text:p>18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4"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18"/>
          <table:table-cell table:style-name="ce118" office:value-type="float" office:value="60">
            <text:p>6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6"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18"/>
          <table:table-cell table:style-name="ce118" office:value-type="float" office:value="120">
            <text:p>12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0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3" table:default-cell-style-name="ce4"/>
        <table:table-column table:style-name="co54" table:default-cell-style-name="ce4"/>
        <table:table-column table:style-name="co55" table:number-columns-repeated="2" table:default-cell-style-name="ce59"/>
        <table:table-column table:style-name="co57" table:default-cell-style-name="ce59"/>
        <table:table-column table:style-name="co55" table:default-cell-style-name="ce59"/>
        <table:table-column table:style-name="co58" table:default-cell-style-name="ce4"/>
        <table:table-column table:style-name="co59" table:number-columns-repeated="2" table:default-cell-style-name="ce64"/>
        <table:table-column table:style-name="co55" table:number-columns-repeated="3" table:default-cell-style-name="ce64"/>
        <table:table-column table:style-name="co55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5" table:default-cell-style-name="ce4"/>
        <table:table-column table:style-name="co26" table:default-cell-style-name="ce59"/>
        <table:table-column table:style-name="co37" table:default-cell-style-name="ce90"/>
        <table:table-column table:style-name="co61" table:number-columns-repeated="8" table:default-cell-style-name="ce93"/>
        <table:table-column table:style-name="co61" table:number-columns-repeated="8" table:default-cell-style-name="ce95"/>
        <table:table-column table:style-name="co62" table:default-cell-style-name="ce97"/>
        <table:table-column table:style-name="co63" table:default-cell-style-name="ce97"/>
        <table:table-column table:style-name="co33" table:default-cell-style-name="ce97"/>
        <table:table-column table:style-name="co57" table:number-columns-repeated="2" table:default-cell-style-name="ce100"/>
        <table:table-column table:style-name="co63" table:default-cell-style-name="ce97"/>
        <table:table-column table:style-name="co64" table:default-cell-style-name="ce97"/>
        <table:table-column table:style-name="co63" table:default-cell-style-name="ce97"/>
        <table:table-column table:style-name="co35" table:default-cell-style-name="ce97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9" office:value-type="string">
            <text:p>Animation_Current</text:p>
          </table:table-cell>
          <table:table-cell table:style-name="ce92" office:value-type="string">
            <text:p>Idle_N</text:p>
          </table:table-cell>
          <table:table-cell table:style-name="ce92" office:value-type="string">
            <text:p>Idle_E</text:p>
          </table:table-cell>
          <table:table-cell table:style-name="ce92" office:value-type="string">
            <text:p>Idle_W</text:p>
          </table:table-cell>
          <table:table-cell table:style-name="ce92" office:value-type="string">
            <text:p>Idle_S</text:p>
          </table:table-cell>
          <table:table-cell table:style-name="ce92" office:value-type="string">
            <text:p>Idle_NE</text:p>
          </table:table-cell>
          <table:table-cell table:style-name="ce92" office:value-type="string">
            <text:p>Idle_NW</text:p>
          </table:table-cell>
          <table:table-cell table:style-name="ce92" office:value-type="string">
            <text:p>Idle_SE</text:p>
          </table:table-cell>
          <table:table-cell table:style-name="ce92" office:value-type="string">
            <text:p>Idle_SW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E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S</text:p>
          </table:table-cell>
          <table:table-cell table:style-name="ce94" office:value-type="string">
            <text:p>NE</text:p>
          </table:table-cell>
          <table:table-cell table:style-name="ce94" office:value-type="string">
            <text:p>NW</text:p>
          </table:table-cell>
          <table:table-cell table:style-name="ce94" office:value-type="string">
            <text:p>SE</text:p>
          </table:table-cell>
          <table:table-cell table:style-name="ce94" office:value-type="string">
            <text:p>SW</text:p>
          </table:table-cell>
          <table:table-cell table:style-name="ce96" office:value-type="string">
            <text:p>Cursor_Path</text:p>
          </table:table-cell>
          <table:table-cell table:style-name="ce96" office:value-type="string">
            <text:p>Cursor_Filename</text:p>
          </table:table-cell>
          <table:table-cell table:style-name="ce96" office:value-type="string">
            <text:p>Cursor_Extension</text:p>
          </table:table-cell>
          <table:table-cell table:style-name="ce98" office:value-type="string">
            <text:p>Cursor_Point_X</text:p>
          </table:table-cell>
          <table:table-cell table:style-name="ce98" office:value-type="string">
            <text:p>Cursor_Point_Y</text:p>
          </table:table-cell>
          <table:table-cell table:style-name="ce96" office:value-type="string">
            <text:p>Action_Wheel_Path</text:p>
          </table:table-cell>
          <table:table-cell table:style-name="ce96" office:value-type="string">
            <text:p>Action_Wheel_Filename</text:p>
          </table:table-cell>
          <table:table-cell table:style-name="ce96" office:value-type="string">
            <text:p>Action_Wheel_Extension</text:p>
          </table:table-cell>
          <table:table-cell table:style-name="ce96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9" office:value-type="percentage" office:value="0.02">
            <text:p>2.0%</text:p>
          </table:table-cell>
          <table:table-cell table:style-name="ce99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3" table:default-cell-style-name="Default"/>
        <table:table-column table:style-name="co74" table:default-cell-style-name="ce59"/>
        <table:table-column table:style-name="co17" table:default-cell-style-name="ce110"/>
        <table:table-column table:style-name="co75" table:default-cell-style-name="ce110"/>
        <table:table-column table:style-name="co37" table:default-cell-style-name="ce110"/>
        <table:table-column table:style-name="co76" table:default-cell-style-name="ce112"/>
        <table:table-column table:style-name="co77" table:default-cell-style-name="ce112"/>
        <table:table-column table:style-name="co78" table:default-cell-style-name="ce112"/>
        <table:table-column table:style-name="co79" table:default-cell-style-name="ce116"/>
        <table:table-column table:style-name="co80" table:default-cell-style-name="ce116"/>
        <table:table-column table:style-name="co14" table:default-cell-style-name="ce116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5" office:value-type="string">
            <text:p>Walkmap_Path</text:p>
          </table:table-cell>
          <table:table-cell table:style-name="ce115" office:value-type="string">
            <text:p>Walkmap_Filename</text:p>
          </table:table-cell>
          <table:table-cell table:style-name="ce115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number-columns-repeated="2"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4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84" table:default-cell-style-name="ce4"/>
        <table:table-column table:style-name="co13" table:default-cell-style-name="ce4"/>
        <table:table-column table:style-name="co85" table:default-cell-style-name="ce4"/>
        <table:table-column table:style-name="co13" table:default-cell-style-name="ce4"/>
        <table:table-column table:style-name="co92" table:default-cell-style-name="ce59"/>
        <table:table-column table:style-name="co93" table:default-cell-style-name="ce59"/>
        <table:table-column table:style-name="co47" table:default-cell-style-name="ce4"/>
        <table:table-column table:style-name="co94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55" table:number-columns-repeated="2" table:default-cell-style-name="ce64"/>
        <table:table-column table:style-name="co23" table:default-cell-style-name="ce64"/>
        <table:table-column table:style-name="co88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28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95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49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6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35" table:default-cell-style-name="Default"/>
        <table:table-column table:style-name="co91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1000" table:default-cell-style-name="Default"/>
        <table:table-row table:style-name="ro2">
          <table:table-cell table:style-name="ce125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3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3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3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6" office:value-type="percentage" office:value="0.11">
            <text:p>11.00%</text:p>
          </table:table-cell>
          <table:table-cell table:style-name="ce126" office:value-type="percentage" office:value="0.85">
            <text:p>85.00%</text:p>
          </table:table-cell>
          <table:table-cell table:number-columns-repeated="100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1:5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3T11:50:27.16</dc:date>
    <dc:creator>L S</dc:creator>
    <meta:editing-duration>P3DT57M17S</meta:editing-duration>
    <meta:editing-cycles>237</meta:editing-cycles>
    <meta:generator>OpenOffice/4.1.6$Win32 OpenOffice.org_project/416m1$Build-9790</meta:generator>
    <meta:document-statistic meta:table-count="12" meta:cell-count="4688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